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in"/>
    </style:style>
    <style:style style:name="co2" style:family="table-column">
      <style:table-column-properties fo:break-before="auto" style:column-width="0.8882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agl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cell-protect="none" style:print-content="true" fo:padding="0.028in"/>
    </style:style>
    <style:style style:name="ce6" style:family="table-cell" style:parent-style-name="Default" style:data-style-name="N125">
      <style:table-cell-properties fo:padding="0.028in"/>
    </style:style>
    <style:style style:name="ce7" style:family="table-cell" style:parent-style-name="Default" style:data-style-name="N125">
      <style:table-cell-properties style:diagonal-bl-tr="none" style:diagonal-tl-br="none" fo:border="none" fo:padding="0.028in" style:rotation-align="none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</style:style>
    <style:style style:name="ce9" style:family="table-cell" style:parent-style-name="Default" style:data-style-name="N125">
      <style:table-cell-properties fo:border-bottom="none" style:diagonal-bl-tr="none" style:diagonal-tl-br="none" fo:border-left="none" fo:padding="0.028in" fo:border-right="none" style:rotation-align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gl" table:style-name="ta1">
        <office:forms form:automatic-focus="false" form:apply-design-mode="false"/>
        <table:shapes>
          <draw:frame draw:z-index="0" draw:style-name="gr1" draw:text-style-name="P1" svg:width="6.2988in" svg:height="3.5429in" svg:x="11.0394in" svg:y="0.6496in">
            <draw:object draw:notify-on-update-of-ranges="agl.H4:agl.H4 agl.H5:agl.H19 agl.I4:agl.I4 agl.I5:agl.I19 agl.H4:agl.H19 agl.J4:agl.J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2" table:number-columns-repeated="2" table:default-cell-style-name="ce6"/>
        <table:table-column table:style-name="co2" table:number-columns-repeated="247" table:default-cell-style-name="ce1"/>
        <table:table-column table:style-name="co2" table:number-columns-repeated="767" table:default-cell-style-name="Default"/>
        <table:table-row table:style-name="ro1">
          <table:table-cell office:value-type="string" calcext:value-type="string">
            <text:p>pxlpermm</text:p>
          </table:table-cell>
          <table:table-cell office:value-type="string" calcext:value-type="string">
            <text:p>agl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office:value-type="float" office:value="4.64970933829348" calcext:value-type="float">
            <text:p>4.6497093382934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office:value-type="float" office:value="4.67835104911771" calcext:value-type="float">
            <text:p>4.6783510491177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.58535377310323" calcext:value-type="float">
            <text:p>4.585353773103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lc sourc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pxlpermm</text:p>
          </table:table-cell>
          <table:table-cell office:value-type="string" calcext:value-type="string">
            <text:p>hyperbola</text:p>
          </table:table-cell>
          <table:table-cell table:number-columns-repeated="1014"/>
        </table:table-row>
        <table:table-row table:style-name="ro1">
          <table:table-cell office:value-type="float" office:value="4.66539183384564" calcext:value-type="float">
            <text:p>4.665391833845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t photo</text:p>
          </table:table-cell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.2083333333333" calcext:value-type="float">
            <text:p>24.2083</text:p>
          </table:table-cell>
          <table:table-cell office:value-type="float" office:value="26.05" calcext:value-type="float">
            <text:p>26.0500</text:p>
          </table:table-cell>
          <table:table-cell table:number-columns-repeated="1014"/>
        </table:table-row>
        <table:table-row table:style-name="ro1">
          <table:table-cell office:value-type="float" office:value="4.69009249985002" calcext:value-type="float">
            <text:p>4.6900924998500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  <table:table-cell office:value-type="float" office:value="13.5833333333333" calcext:value-type="float">
            <text:p>13.5833</text:p>
          </table:table-cell>
          <table:table-cell office:value-type="float" office:value="13.025" calcext:value-type="float">
            <text:p>13.0250</text:p>
          </table:table-cell>
          <table:table-cell table:number-columns-repeated="1014"/>
        </table:table-row>
        <table:table-row table:style-name="ro1">
          <table:table-cell office:value-type="float" office:value="4.69009249985002" calcext:value-type="float">
            <text:p>4.6900924998500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office:value-type="float" office:value="10.6666666666667" calcext:value-type="float">
            <text:p>10.6667</text:p>
          </table:table-cell>
          <table:table-cell office:value-type="float" office:value="5.78888889" calcext:value-type="float">
            <text:p>5.7889</text:p>
          </table:table-cell>
          <table:table-cell table:number-columns-repeated="1014"/>
        </table:table-row>
        <table:table-row table:style-name="ro1">
          <table:table-cell office:value-type="float" office:value="4.70995773454826" calcext:value-type="float">
            <text:p>4.709957734548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373" calcext:value-type="float">
            <text:p>373</text:p>
          </table:table-cell>
          <table:table-cell office:value-type="float" office:value="110" calcext:value-type="float">
            <text:p>110</text:p>
          </table:table-cell>
          <table:table-cell office:value-type="float" office:value="5.5" calcext:value-type="float">
            <text:p>5.5000</text:p>
          </table:table-cell>
          <table:table-cell office:value-type="float" office:value="4.73636364" calcext:value-type="float">
            <text:p>4.7364</text:p>
          </table:table-cell>
          <table:table-cell table:number-columns-repeated="1014"/>
        </table:table-row>
        <table:table-row table:style-name="ro1">
          <table:table-cell office:value-type="float" office:value="4.65077974415017" calcext:value-type="float">
            <text:p>4.6507797441501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409" calcext:value-type="float">
            <text:p>409</text:p>
          </table:table-cell>
          <table:table-cell office:value-type="float" office:value="130" calcext:value-type="float">
            <text:p>130</text:p>
          </table:table-cell>
          <table:table-cell office:value-type="float" office:value="4.79166666666667" calcext:value-type="float">
            <text:p>4.7917</text:p>
          </table:table-cell>
          <table:table-cell office:value-type="float" office:value="4.00769231" calcext:value-type="float">
            <text:p>4.0077</text:p>
          </table:table-cell>
          <table:table-cell table:number-columns-repeated="1014"/>
        </table:table-row>
        <table:table-row table:style-name="ro1">
          <table:table-cell office:value-type="float" office:value="4.685452954385" calcext:value-type="float">
            <text:p>4.6854529543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514" calcext:value-type="float">
            <text:p>514</text:p>
          </table:table-cell>
          <table:table-cell office:value-type="float" office:value="150" calcext:value-type="float">
            <text:p>150</text:p>
          </table:table-cell>
          <table:table-cell office:value-type="float" office:value="4.25" calcext:value-type="float">
            <text:p>4.2500</text:p>
          </table:table-cell>
          <table:table-cell office:value-type="float" office:value="3.47333333" calcext:value-type="float">
            <text:p>3.4733</text:p>
          </table:table-cell>
          <table:table-cell table:number-columns-repeated="1014"/>
        </table:table-row>
        <table:table-row table:style-name="ro1">
          <table:table-cell office:value-type="float" office:value="4.64747105599945" calcext:value-type="float">
            <text:p>4.6474710559994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584" calcext:value-type="float">
            <text:p>584</text:p>
          </table:table-cell>
          <table:table-cell office:value-type="float" office:value="170" calcext:value-type="float">
            <text:p>170</text:p>
          </table:table-cell>
          <table:table-cell office:value-type="float" office:value="3.875" calcext:value-type="float">
            <text:p>3.8750</text:p>
          </table:table-cell>
          <table:table-cell office:value-type="float" office:value="3.06470588" calcext:value-type="float">
            <text:p>3.0647</text:p>
          </table:table-cell>
          <table:table-cell table:number-columns-repeated="1014"/>
        </table:table-row>
        <table:table-row table:style-name="ro1">
          <table:table-cell office:value-type="float" office:value="4.694951402241" calcext:value-type="float">
            <text:p>4.69495140224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5" office:value-type="float" office:value="212141" calcext:value-type="float">
            <text:p>212141</text:p>
          </table:table-cell>
          <table:table-cell office:value-type="float" office:value="648" calcext:value-type="float">
            <text:p>648</text:p>
          </table:table-cell>
          <table:table-cell office:value-type="float" office:value="190" calcext:value-type="float">
            <text:p>190</text:p>
          </table:table-cell>
          <table:table-cell office:value-type="float" office:value="3.33333333333333" calcext:value-type="float">
            <text:p>3.3333</text:p>
          </table:table-cell>
          <table:table-cell office:value-type="float" office:value="2.74210526" calcext:value-type="float">
            <text:p>2.7421</text:p>
          </table:table-cell>
          <table:table-cell table:number-columns-repeated="1014"/>
        </table:table-row>
        <table:table-row table:style-name="ro1">
          <table:table-cell office:value-type="float" office:value="4.65177495551447" calcext:value-type="float">
            <text:p>4.65177495551447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pad software</text:p>
          </table:table-cell>
          <table:table-cell table:style-name="ce2" office:value-type="float" office:value="20150512" calcext:value-type="float">
            <text:p>20150512</text:p>
          </table:table-cell>
          <table:table-cell table:style-name="ce2" office:value-type="float" office:value="161543" calcext:value-type="float">
            <text:p>161543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9" office:value-type="float" office:value="2.2525" calcext:value-type="float">
            <text:p>2.2525</text:p>
          </table:table-cell>
          <table:table-cell office:value-type="float" office:value="2.605" calcext:value-type="float">
            <text:p>2.6050</text:p>
          </table:table-cell>
          <table:table-cell table:number-columns-repeated="1014"/>
        </table:table-row>
        <table:table-row table:style-name="ro1">
          <table:table-cell office:value-type="float" office:value="4.66315107441992" calcext:value-type="float">
            <text:p>4.6631510744199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.346" calcext:value-type="float">
            <text:p>1.3460</text:p>
          </table:table-cell>
          <table:table-cell office:value-type="float" office:value="1.3025" calcext:value-type="float">
            <text:p>1.3025</text:p>
          </table:table-cell>
          <table:table-cell table:number-columns-repeated="1014"/>
        </table:table-row>
        <table:table-row table:style-name="ro1">
          <table:table-cell office:value-type="float" office:value="4.63874652140231" calcext:value-type="float">
            <text:p>4.6387465214023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362" calcext:value-type="float">
            <text:p>362</text:p>
          </table:table-cell>
          <table:table-cell office:value-type="float" office:value="600" calcext:value-type="float">
            <text:p>600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6833333" calcext:value-type="float">
            <text:p>0.8683</text:p>
          </table:table-cell>
          <table:table-cell table:number-columns-repeated="1014"/>
        </table:table-row>
        <table:table-row table:style-name="ro1">
          <table:table-cell office:value-type="float" office:value="4.67366115282659" calcext:value-type="float">
            <text:p>4.6736611528265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416" calcext:value-type="float">
            <text:p>416</text:p>
          </table:table-cell>
          <table:table-cell office:value-type="float" office:value="800" calcext:value-type="float">
            <text:p>800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65125" calcext:value-type="float">
            <text:p>0.6513</text:p>
          </table:table-cell>
          <table:table-cell table:number-columns-repeated="1014"/>
        </table:table-row>
        <table:table-row table:style-name="ro1">
          <table:table-cell office:value-type="float" office:value="4.67308839013781" calcext:value-type="float">
            <text:p>4.673088390137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office:value-type="float" office:value="161543" calcext:value-type="float">
            <text:p>161543</text:p>
          </table:table-cell>
          <table:table-cell office:value-type="float" office:value="527" calcext:value-type="float">
            <text:p>527</text:p>
          </table:table-cell>
          <table:table-cell office:value-type="float" office:value="1000" calcext:value-type="float">
            <text:p>1000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21" calcext:value-type="float">
            <text:p>0.5210</text:p>
          </table:table-cell>
          <table:table-cell table:number-columns-repeated="1014"/>
        </table:table-row>
        <table:table-row table:style-name="ro1">
          <table:table-cell office:value-type="float" office:value="4.49734569882121" calcext:value-type="float">
            <text:p>4.4973456988212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ad photo</text:p>
          </table:table-cell>
          <table:table-cell office:value-type="float" office:value="20150512" calcext:value-type="float">
            <text:p>20150512</text:p>
          </table:table-cell>
          <table:table-cell table:style-name="ce2" office:value-type="float" office:value="224139" calcext:value-type="float">
            <text:p>224139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1500" calcext:value-type="float">
            <text:p>1500</text:p>
          </table:table-cell>
          <table:table-cell office:value-type="float" office:value="0.514285714285714" calcext:value-type="float">
            <text:p>0.5143</text:p>
          </table:table-cell>
          <table:table-cell office:value-type="float" office:value="0.34733333" calcext:value-type="float">
            <text:p>0.3473</text:p>
          </table:table-cell>
          <table:table-cell table:number-columns-repeated="1014"/>
        </table:table-row>
        <table:table-row table:style-name="ro1">
          <table:table-cell office:value-type="float" office:value="4.70028539819605" calcext:value-type="float">
            <text:p>4.7002853981960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150512" calcext:value-type="float">
            <text:p>20150512</text:p>
          </table:table-cell>
          <table:table-cell table:style-name="ce2" office:value-type="float" office:value="224139" calcext:value-type="float">
            <text:p>224139</text:p>
          </table:table-cell>
          <table:table-cell office:value-type="float" office:value="328" calcext:value-type="float">
            <text:p>328</text:p>
          </table:table-cell>
          <table:table-cell office:value-type="float" office:value="2000" calcext:value-type="float">
            <text:p>2000</text:p>
          </table:table-cell>
          <table:table-cell office:value-type="float" office:value="0.447619047619048" calcext:value-type="float">
            <text:p>0.4476</text:p>
          </table:table-cell>
          <table:table-cell office:value-type="float" office:value="0.2605" calcext:value-type="float">
            <text:p>0.2605</text:p>
          </table:table-cell>
          <table:table-cell table:number-columns-repeated="1014"/>
        </table:table-row>
        <table:table-row table:style-name="ro1">
          <table:table-cell office:value-type="float" office:value="4.72129889599315" calcext:value-type="float">
            <text:p>4.7212988959931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.69206900100642" calcext:value-type="float">
            <text:p>4.69206900100642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office:value-type="float" office:value="4.47056885025999" calcext:value-type="float">
            <text:p>4.47056885025999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4.46348035524347" calcext:value-type="float">
            <text:p>4.46348035524347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4.55931858138437" calcext:value-type="float">
            <text:p>4.55931858138437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float" office:value="4.67994274341504" calcext:value-type="float">
            <text:p>4.67994274341504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4.6491649335811" calcext:value-type="float">
            <text:p>4.649164933581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4.51488144170582" calcext:value-type="float">
            <text:p>4.5148814417058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4.64995421878019" calcext:value-type="float">
            <text:p>4.6499542187801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4.7045689837116" calcext:value-type="float">
            <text:p>4.704568983711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4.5378223888408" calcext:value-type="float">
            <text:p>4.537822388840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4.27194556069693" calcext:value-type="float">
            <text:p>4.2719455606969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4.03608920028724" calcext:value-type="float">
            <text:p>4.03608920028724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4.12352249655776" calcext:value-type="float">
            <text:p>4.1235224965577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3.71840874239462" calcext:value-type="float">
            <text:p>3.7184087423946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style-name="Default"/>
          <table:table-cell table:style-name="ce7"/>
          <table:table-cell table:number-columns-repeated="1017"/>
        </table:table-row>
        <table:table-row table:style-name="ro1">
          <table:table-cell office:value-type="float" office:value="3.70023271634835" calcext:value-type="float">
            <text:p>3.7002327163483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3.84783040909395" calcext:value-type="float">
            <text:p>3.8478304090939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3.69693834276633" calcext:value-type="float">
            <text:p>3.69693834276633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3.48385211617218" calcext:value-type="float">
            <text:p>3.48385211617218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3.36823156652283" calcext:value-type="float">
            <text:p>3.36823156652283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3.62161876085537" calcext:value-type="float">
            <text:p>3.62161876085537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style-name="ce6"/>
          <table:table-cell table:number-columns-repeated="1017"/>
        </table:table-row>
        <table:table-row table:style-name="ro1">
          <table:table-cell office:value-type="float" office:value="3.52613648780714" calcext:value-type="float">
            <text:p>3.52613648780714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office:value-type="float" office:value="3.54674836308229" calcext:value-type="float">
            <text:p>3.54674836308229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 office:value-type="float" office:value="3.12923646943872" calcext:value-type="float">
            <text:p>3.12923646943872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 office:value-type="float" office:value="3.19471637015973" calcext:value-type="float">
            <text:p>3.19471637015973</text:p>
          </table:table-cell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 office:value-type="float" office:value="3.24500766453483" calcext:value-type="float">
            <text:p>3.24500766453483</text:p>
          </table:table-cell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 office:value-type="float" office:value="3.19982143634716" calcext:value-type="float">
            <text:p>3.19982143634716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1">
          <table:table-cell office:value-type="float" office:value="3.2219229446474" calcext:value-type="float">
            <text:p>3.2219229446474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office:value-type="float" office:value="3.24571963782275" calcext:value-type="float">
            <text:p>3.24571963782275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office:value-type="float" office:value="3.11380249462157" calcext:value-type="float">
            <text:p>3.11380249462157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office:value-type="float" office:value="3.22320852948375" calcext:value-type="float">
            <text:p>3.22320852948375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office:value-type="float" office:value="3.17030861821122" calcext:value-type="float">
            <text:p>3.17030861821122</text:p>
          </table:table-cell>
          <table:table-cell office:value-type="float" office:value="550" calcext:value-type="float">
            <text:p>550</text:p>
          </table:table-cell>
          <table:table-cell table:number-columns-repeated="1022"/>
        </table:table-row>
        <table:table-row table:style-name="ro1">
          <table:table-cell office:value-type="float" office:value="3.194610014208" calcext:value-type="float">
            <text:p>3.194610014208</text:p>
          </table:table-cell>
          <table:table-cell office:value-type="float" office:value="550" calcext:value-type="float">
            <text:p>550</text:p>
          </table:table-cell>
          <table:table-cell table:number-columns-repeated="1022"/>
        </table:table-row>
        <table:table-row table:style-name="ro1">
          <table:table-cell office:value-type="float" office:value="3.20156183314174" calcext:value-type="float">
            <text:p>3.20156183314174</text:p>
          </table:table-cell>
          <table:table-cell office:value-type="float" office:value="570" calcext:value-type="float">
            <text:p>570</text:p>
          </table:table-cell>
          <table:table-cell table:number-columns-repeated="1022"/>
        </table:table-row>
        <table:table-row table:style-name="ro1">
          <table:table-cell office:value-type="float" office:value="3.19285763887142" calcext:value-type="float">
            <text:p>3.19285763887142</text:p>
          </table:table-cell>
          <table:table-cell office:value-type="float" office:value="570" calcext:value-type="float">
            <text:p>570</text:p>
          </table:table-cell>
          <table:table-cell table:number-columns-repeated="1022"/>
        </table:table-row>
        <table:table-row table:style-name="ro1">
          <table:table-cell office:value-type="float" office:value="3.08654086812625" calcext:value-type="float">
            <text:p>3.08654086812625</text:p>
          </table:table-cell>
          <table:table-cell office:value-type="float" office:value="650" calcext:value-type="float">
            <text:p>650</text:p>
          </table:table-cell>
          <table:table-cell table:number-columns-repeated="1022"/>
        </table:table-row>
        <table:table-row table:style-name="ro1">
          <table:table-cell office:value-type="float" office:value="3.35426626911044" calcext:value-type="float">
            <text:p>3.35426626911044</text:p>
          </table:table-cell>
          <table:table-cell office:value-type="float" office:value="650" calcext:value-type="float">
            <text:p>650</text:p>
          </table:table-cell>
          <table:table-cell table:number-columns-repeated="1022"/>
        </table:table-row>
        <table:table-row table:style-name="ro1">
          <table:table-cell office:value-type="float" office:value="3.18934520821271" calcext:value-type="float">
            <text:p>3.18934520821271</text:p>
          </table:table-cell>
          <table:table-cell office:value-type="float" office:value="670" calcext:value-type="float">
            <text:p>670</text:p>
          </table:table-cell>
          <table:table-cell table:number-columns-repeated="1022"/>
        </table:table-row>
        <table:table-row table:style-name="ro1">
          <table:table-cell office:value-type="float" office:value="3.18588850516672" calcext:value-type="float">
            <text:p>3.18588850516672</text:p>
          </table:table-cell>
          <table:table-cell office:value-type="float" office:value="670" calcext:value-type="float">
            <text:p>670</text:p>
          </table:table-cell>
          <table:table-cell table:number-columns-repeated="1022"/>
        </table:table-row>
        <table:table-row table:style-name="ro1">
          <table:table-cell office:value-type="float" office:value="3.28375825753448" calcext:value-type="float">
            <text:p>3.28375825753448</text:p>
          </table:table-cell>
          <table:table-cell office:value-type="float" office:value="710" calcext:value-type="float">
            <text:p>710</text:p>
          </table:table-cell>
          <table:table-cell table:number-columns-repeated="1022"/>
        </table:table-row>
        <table:table-row table:style-name="ro1">
          <table:table-cell office:value-type="float" office:value="3.22597759269701" calcext:value-type="float">
            <text:p>3.22597759269701</text:p>
          </table:table-cell>
          <table:table-cell office:value-type="float" office:value="710" calcext:value-type="float">
            <text:p>710</text:p>
          </table:table-cell>
          <table:table-cell table:number-columns-repeated="1022"/>
        </table:table-row>
        <table:table-row table:style-name="ro1">
          <table:table-cell office:value-type="float" office:value="3.09114734659872" calcext:value-type="float">
            <text:p>3.09114734659872</text:p>
          </table:table-cell>
          <table:table-cell office:value-type="float" office:value="710" calcext:value-type="float">
            <text:p>710</text:p>
          </table:table-cell>
          <table:table-cell table:number-columns-repeated="1022"/>
        </table:table-row>
        <table:table-row table:style-name="ro1">
          <table:table-cell office:value-type="float" office:value="3.09212764739383" calcext:value-type="float">
            <text:p>3.09212764739383</text:p>
          </table:table-cell>
          <table:table-cell office:value-type="float" office:value="710" calcext:value-type="float">
            <text:p>710</text:p>
          </table:table-cell>
          <table:table-cell table:number-columns-repeated="1022"/>
        </table:table-row>
        <table:table-row table:style-name="ro1">
          <table:table-cell office:value-type="float" office:value="3.21422762868253" calcext:value-type="float">
            <text:p>3.21422762868253</text:p>
          </table:table-cell>
          <table:table-cell office:value-type="float" office:value="790" calcext:value-type="float">
            <text:p>790</text:p>
          </table:table-cell>
          <table:table-cell table:number-columns-repeated="1022"/>
        </table:table-row>
        <table:table-row table:style-name="ro1">
          <table:table-cell office:value-type="float" office:value="3.11076372275053" calcext:value-type="float">
            <text:p>3.11076372275053</text:p>
          </table:table-cell>
          <table:table-cell office:value-type="float" office:value="790" calcext:value-type="float">
            <text:p>790</text:p>
          </table:table-cell>
          <table:table-cell table:number-columns-repeated="1022"/>
        </table:table-row>
        <table:table-row table:style-name="ro1">
          <table:table-cell office:value-type="float" office:value="3.16431545423083" calcext:value-type="float">
            <text:p>3.16431545423083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21432069568612" calcext:value-type="float">
            <text:p>3.21432069568612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15582219307613" calcext:value-type="float">
            <text:p>3.15582219307613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10210601800519" calcext:value-type="float">
            <text:p>3.10210601800519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08732969885141" calcext:value-type="float">
            <text:p>3.08732969885141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20776647325845" calcext:value-type="float">
            <text:p>3.20776647325845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0812574719066" calcext:value-type="float">
            <text:p>3.0812574719066</text:p>
          </table:table-cell>
          <table:table-cell office:value-type="float" office:value="870" calcext:value-type="float">
            <text:p>870</text:p>
          </table:table-cell>
          <table:table-cell table:number-columns-repeated="1022"/>
        </table:table-row>
        <table:table-row table:style-name="ro1">
          <table:table-cell office:value-type="float" office:value="3.08601641378576" calcext:value-type="float">
            <text:p>3.08601641378576</text:p>
          </table:table-cell>
          <table:table-cell office:value-type="float" office:value="870" calcext:value-type="float">
            <text:p>870</text:p>
          </table:table-cell>
          <table:table-cell table:number-columns-repeated="1022"/>
        </table:table-row>
        <table:table-row table:style-name="ro1">
          <table:table-cell office:value-type="float" office:value="3.15946567945032" calcext:value-type="float">
            <text:p>3.15946567945032</text:p>
          </table:table-cell>
          <table:table-cell office:value-type="float" office:value="810" calcext:value-type="float">
            <text:p>810</text:p>
          </table:table-cell>
          <table:table-cell table:number-columns-repeated="1022"/>
        </table:table-row>
        <table:table-row table:style-name="ro1">
          <table:table-cell office:value-type="float" office:value="3.10003292148439" calcext:value-type="float">
            <text:p>3.10003292148439</text:p>
          </table:table-cell>
          <table:table-cell office:value-type="float" office:value="810" calcext:value-type="float">
            <text:p>810</text:p>
          </table:table-cell>
          <table:table-cell table:number-columns-repeated="1022"/>
        </table:table-row>
        <table:table-row table:style-name="ro1">
          <table:table-cell office:value-type="float" office:value="3.10000822645407" calcext:value-type="float">
            <text:p>3.10000822645407</text:p>
          </table:table-cell>
          <table:table-cell office:value-type="float" office:value="810" calcext:value-type="float">
            <text:p>810</text:p>
          </table:table-cell>
          <table:table-cell table:number-columns-repeated="1022"/>
        </table:table-row>
        <table:table-row table:style-name="ro1">
          <table:table-cell office:value-type="float" office:value="3.18501556206854" calcext:value-type="float">
            <text:p>3.18501556206854</text:p>
          </table:table-cell>
          <table:table-cell office:value-type="float" office:value="830" calcext:value-type="float">
            <text:p>830</text:p>
          </table:table-cell>
          <table:table-cell table:number-columns-repeated="1022"/>
        </table:table-row>
        <table:table-row table:style-name="ro1">
          <table:table-cell office:value-type="float" office:value="3.18998442066707" calcext:value-type="float">
            <text:p>3.18998442066707</text:p>
          </table:table-cell>
          <table:table-cell office:value-type="float" office:value="830" calcext:value-type="float">
            <text:p>830</text:p>
          </table:table-cell>
          <table:table-cell table:number-columns-repeated="1022"/>
        </table:table-row>
        <table:table-row table:style-name="ro1">
          <table:table-cell office:value-type="float" office:value="3.25767894335604" calcext:value-type="float">
            <text:p>3.25767894335604</text:p>
          </table:table-cell>
          <table:table-cell office:value-type="float" office:value="830" calcext:value-type="float">
            <text:p>830</text:p>
          </table:table-cell>
          <table:table-cell table:number-columns-repeated="1022"/>
        </table:table-row>
        <table:table-row table:style-name="ro1">
          <table:table-cell office:value-type="float" office:value="3.20532661521557" calcext:value-type="float">
            <text:p>3.20532661521557</text:p>
          </table:table-cell>
          <table:table-cell office:value-type="float" office:value="830" calcext:value-type="float">
            <text:p>830</text:p>
          </table:table-cell>
          <table:table-cell table:number-columns-repeated="1022"/>
        </table:table-row>
        <table:table-row table:style-name="ro1">
          <table:table-cell office:value-type="float" office:value="3.42732661926355" calcext:value-type="float">
            <text:p>3.42732661926355</text:p>
          </table:table-cell>
          <table:table-cell office:value-type="float" office:value="870" calcext:value-type="float">
            <text:p>870</text:p>
          </table:table-cell>
          <table:table-cell table:number-columns-repeated="1022"/>
        </table:table-row>
        <table:table-row table:style-name="ro1">
          <table:table-cell office:value-type="float" office:value="3.40869828048167" calcext:value-type="float">
            <text:p>3.40869828048167</text:p>
          </table:table-cell>
          <table:table-cell office:value-type="float" office:value="870" calcext:value-type="float">
            <text:p>870</text:p>
          </table:table-cell>
          <table:table-cell table:number-columns-repeated="1022"/>
        </table:table-row>
        <table:table-row table:style-name="ro1">
          <table:table-cell office:value-type="float" office:value="3.39883836338457" calcext:value-type="float">
            <text:p>3.39883836338457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1683518486338" calcext:value-type="float">
            <text:p>3.1683518486338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2863479289653" calcext:value-type="float">
            <text:p>3.2863479289653</text:p>
          </table:table-cell>
          <table:table-cell office:value-type="float" office:value="850" calcext:value-type="float">
            <text:p>850</text:p>
          </table:table-cell>
          <table:table-cell table:number-columns-repeated="1022"/>
        </table:table-row>
        <table:table-row table:style-name="ro1">
          <table:table-cell office:value-type="float" office:value="3.22886122846114" calcext:value-type="float">
            <text:p>3.22886122846114</text:p>
          </table:table-cell>
          <table:table-cell office:value-type="float" office:value="850" calcext:value-type="float">
            <text:p>850</text:p>
          </table:table-cell>
          <table:table-cell table:number-columns-repeated="1022"/>
        </table:table-row>
        <table:table-row table:style-name="ro1">
          <table:table-cell office:value-type="float" office:value="3.17587972064537" calcext:value-type="float">
            <text:p>3.17587972064537</text:p>
          </table:table-cell>
          <table:table-cell office:value-type="float" office:value="840" calcext:value-type="float">
            <text:p>840</text:p>
          </table:table-cell>
          <table:table-cell table:number-columns-repeated="1022"/>
        </table:table-row>
        <table:table-row table:style-name="ro1">
          <table:table-cell office:value-type="float" office:value="3.12827392715183" calcext:value-type="float">
            <text:p>3.12827392715183</text:p>
          </table:table-cell>
          <table:table-cell office:value-type="float" office:value="840" calcext:value-type="float">
            <text:p>840</text:p>
          </table:table-cell>
          <table:table-cell table:number-columns-repeated="1022"/>
        </table:table-row>
        <table:table-row table:style-name="ro1">
          <table:table-cell office:value-type="float" office:value="3.19802621781342" calcext:value-type="float">
            <text:p>3.19802621781342</text:p>
          </table:table-cell>
          <table:table-cell office:value-type="float" office:value="850" calcext:value-type="float">
            <text:p>850</text:p>
          </table:table-cell>
          <table:table-cell table:number-columns-repeated="1022"/>
        </table:table-row>
        <table:table-row table:style-name="ro1">
          <table:table-cell office:value-type="float" office:value="3.19504886871728" calcext:value-type="float">
            <text:p>3.19504886871728</text:p>
          </table:table-cell>
          <table:table-cell office:value-type="float" office:value="850" calcext:value-type="float">
            <text:p>850</text:p>
          </table:table-cell>
          <table:table-cell table:number-columns-repeated="1022"/>
        </table:table-row>
        <table:table-row table:style-name="ro1">
          <table:table-cell office:value-type="float" office:value="3.22162945715272" calcext:value-type="float">
            <text:p>3.22162945715272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29398150497426" calcext:value-type="float">
            <text:p>3.29398150497426</text:p>
          </table:table-cell>
          <table:table-cell office:value-type="float" office:value="820" calcext:value-type="float">
            <text:p>820</text:p>
          </table:table-cell>
          <table:table-cell table:number-columns-repeated="1022"/>
        </table:table-row>
        <table:table-row table:style-name="ro1">
          <table:table-cell office:value-type="float" office:value="3.16435596181564" calcext:value-type="float">
            <text:p>3.16435596181564</text:p>
          </table:table-cell>
          <table:table-cell office:value-type="float" office:value="930" calcext:value-type="float">
            <text:p>930</text:p>
          </table:table-cell>
          <table:table-cell table:number-columns-repeated="1022"/>
        </table:table-row>
        <table:table-row table:style-name="ro1">
          <table:table-cell office:value-type="float" office:value="3.08935796777603" calcext:value-type="float">
            <text:p>3.08935796777603</text:p>
          </table:table-cell>
          <table:table-cell office:value-type="float" office:value="930" calcext:value-type="float">
            <text:p>930</text:p>
          </table:table-cell>
          <table:table-cell table:number-columns-repeated="1022"/>
        </table:table-row>
        <table:table-row table:style-name="ro1">
          <table:table-cell office:value-type="float" office:value="3.13652540632087" calcext:value-type="float">
            <text:p>3.13652540632087</text:p>
          </table:table-cell>
          <table:table-cell office:value-type="float" office:value="960" calcext:value-type="float">
            <text:p>960</text:p>
          </table:table-cell>
          <table:table-cell table:number-columns-repeated="1022"/>
        </table:table-row>
        <table:table-row table:style-name="ro1">
          <table:table-cell office:value-type="float" office:value="3.31549648081434" calcext:value-type="float">
            <text:p>3.31549648081434</text:p>
          </table:table-cell>
          <table:table-cell office:value-type="float" office:value="960" calcext:value-type="float">
            <text:p>960</text:p>
          </table:table-cell>
          <table:table-cell table:number-columns-repeated="1022"/>
        </table:table-row>
        <table:table-row table:style-name="ro1">
          <table:table-cell office:value-type="float" office:value="3.15557318963013" calcext:value-type="float">
            <text:p>3.15557318963013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float" office:value="3.56840331526787" calcext:value-type="float">
            <text:p>3.56840331526787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float" office:value="3.17455353120018" calcext:value-type="float">
            <text:p>3.17455353120018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float" office:value="3.205201448666" calcext:value-type="float">
            <text:p>3.205201448666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3.21876455193938" calcext:value-type="float">
            <text:p>3.21876455193938</text:p>
          </table:table-cell>
          <table:table-cell office:value-type="float" office:value="990" calcext:value-type="float">
            <text:p>990</text:p>
          </table:table-cell>
          <table:table-cell table:number-columns-repeated="1022"/>
        </table:table-row>
        <table:table-row table:style-name="ro1">
          <table:table-cell office:value-type="float" office:value="3.22111719242772" calcext:value-type="float">
            <text:p>3.22111719242772</text:p>
          </table:table-cell>
          <table:table-cell office:value-type="float" office:value="990" calcext:value-type="float">
            <text:p>990</text:p>
          </table:table-cell>
          <table:table-cell table:number-columns-repeated="1022"/>
        </table:table-row>
        <table:table-row table:style-name="ro1">
          <table:table-cell office:value-type="float" office:value="3.29903725226905" calcext:value-type="float">
            <text:p>3.29903725226905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float" office:value="3.20296781764077" calcext:value-type="float">
            <text:p>3.20296781764077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float" office:value="3.2323077015606" calcext:value-type="float">
            <text:p>3.2323077015606</text:p>
          </table:table-cell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office:value-type="float" office:value="3.20096629033223" calcext:value-type="float">
            <text:p>3.20096629033223</text:p>
          </table:table-cell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office:value-type="float" office:value="3.21199485602374" calcext:value-type="float">
            <text:p>3.21199485602374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float" office:value="3.22335841339914" calcext:value-type="float">
            <text:p>3.22335841339914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float" office:value="3.22632725037865" calcext:value-type="float">
            <text:p>3.22632725037865</text:p>
          </table:table-cell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office:value-type="float" office:value="3.21631149877861" calcext:value-type="float">
            <text:p>3.21631149877861</text:p>
          </table:table-cell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office:value-type="float" office:value="3.22227578343161" calcext:value-type="float">
            <text:p>3.22227578343161</text:p>
          </table:table-cell>
          <table:table-cell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 office:value-type="float" office:value="3.28386110969474" calcext:value-type="float">
            <text:p>3.28386110969474</text:p>
          </table:table-cell>
          <table:table-cell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 office:value-type="float" office:value="3.2617714581068" calcext:value-type="float">
            <text:p>3.2617714581068</text:p>
          </table:table-cell>
          <table:table-cell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 office:value-type="float" office:value="3.28955825829489" calcext:value-type="float">
            <text:p>3.28955825829489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office:value-type="float" office:value="3.26212594008644" calcext:value-type="float">
            <text:p>3.26212594008644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office:value-type="float" office:value="3.1857879274016" calcext:value-type="float">
            <text:p>3.1857879274016</text:p>
          </table:table-cell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office:value-type="float" office:value="3.1945240468215" calcext:value-type="float">
            <text:p>3.1945240468215</text:p>
          </table:table-cell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office:value-type="float" office:value="3.3860503944111" calcext:value-type="float">
            <text:p>3.3860503944111</text:p>
          </table:table-cell>
          <table:table-cell office:value-type="float" office:value="1180" calcext:value-type="float">
            <text:p>1180</text:p>
          </table:table-cell>
          <table:table-cell table:number-columns-repeated="1022"/>
        </table:table-row>
        <table:table-row table:style-name="ro1">
          <table:table-cell office:value-type="float" office:value="3.30612404918096" calcext:value-type="float">
            <text:p>3.30612404918096</text:p>
          </table:table-cell>
          <table:table-cell office:value-type="float" office:value="1180" calcext:value-type="float">
            <text:p>1180</text:p>
          </table:table-cell>
          <table:table-cell table:number-columns-repeated="1022"/>
        </table:table-row>
        <table:table-row table:style-name="ro1">
          <table:table-cell office:value-type="float" office:value="3.30714890465451" calcext:value-type="float">
            <text:p>3.30714890465451</text:p>
          </table:table-cell>
          <table:table-cell office:value-type="float" office:value="1190" calcext:value-type="float">
            <text:p>1190</text:p>
          </table:table-cell>
          <table:table-cell table:number-columns-repeated="1022"/>
        </table:table-row>
        <table:table-row table:style-name="ro1">
          <table:table-cell office:value-type="float" office:value="3.22209715457216" calcext:value-type="float">
            <text:p>3.22209715457216</text:p>
          </table:table-cell>
          <table:table-cell office:value-type="float" office:value="1190" calcext:value-type="float">
            <text:p>1190</text:p>
          </table:table-cell>
          <table:table-cell table:number-columns-repeated="1022"/>
        </table:table-row>
        <table:table-row table:style-name="ro1">
          <table:table-cell office:value-type="float" office:value="3.34056998191983" calcext:value-type="float">
            <text:p>3.34056998191983</text:p>
          </table:table-cell>
          <table:table-cell office:value-type="float" office:value="1290" calcext:value-type="float">
            <text:p>1290</text:p>
          </table:table-cell>
          <table:table-cell table:number-columns-repeated="1022"/>
        </table:table-row>
        <table:table-row table:style-name="ro1">
          <table:table-cell office:value-type="float" office:value="3.3023552683462" calcext:value-type="float">
            <text:p>3.3023552683462</text:p>
          </table:table-cell>
          <table:table-cell office:value-type="float" office:value="1290" calcext:value-type="float">
            <text:p>1290</text:p>
          </table:table-cell>
          <table:table-cell table:number-columns-repeated="1022"/>
        </table:table-row>
        <table:table-row table:style-name="ro1">
          <table:table-cell office:value-type="float" office:value="3.2270497147155" calcext:value-type="float">
            <text:p>3.2270497147155</text:p>
          </table:table-cell>
          <table:table-cell office:value-type="float" office:value="1320" calcext:value-type="float">
            <text:p>1320</text:p>
          </table:table-cell>
          <table:table-cell table:number-columns-repeated="1022"/>
        </table:table-row>
        <table:table-row table:style-name="ro1">
          <table:table-cell office:value-type="float" office:value="3.23129810271658" calcext:value-type="float">
            <text:p>3.23129810271658</text:p>
          </table:table-cell>
          <table:table-cell office:value-type="float" office:value="1320" calcext:value-type="float">
            <text:p>1320</text:p>
          </table:table-cell>
          <table:table-cell table:number-columns-repeated="1022"/>
        </table:table-row>
        <table:table-row table:style-name="ro1">
          <table:table-cell office:value-type="float" office:value="3.14081979160699" calcext:value-type="float">
            <text:p>3.14081979160699</text:p>
          </table:table-cell>
          <table:table-cell office:value-type="float" office:value="1360" calcext:value-type="float">
            <text:p>1360</text:p>
          </table:table-cell>
          <table:table-cell table:number-columns-repeated="1022"/>
        </table:table-row>
        <table:table-row table:style-name="ro1">
          <table:table-cell office:value-type="float" office:value="3.14950650361795" calcext:value-type="float">
            <text:p>3.14950650361795</text:p>
          </table:table-cell>
          <table:table-cell office:value-type="float" office:value="1360" calcext:value-type="float">
            <text:p>1360</text:p>
          </table:table-cell>
          <table:table-cell table:number-columns-repeated="1022"/>
        </table:table-row>
        <table:table-row table:style-name="ro1">
          <table:table-cell office:value-type="float" office:value="3.09027601172124" calcext:value-type="float">
            <text:p>3.09027601172124</text:p>
          </table:table-cell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office:value-type="float" office:value="3.17571771223094" calcext:value-type="float">
            <text:p>3.17571771223094</text:p>
          </table:table-cell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office:value-type="float" office:value="3.23201492217226" calcext:value-type="float">
            <text:p>3.23201492217226</text:p>
          </table:table-cell>
          <table:table-cell office:value-type="float" office:value="1420" calcext:value-type="float">
            <text:p>1420</text:p>
          </table:table-cell>
          <table:table-cell table:number-columns-repeated="1022"/>
        </table:table-row>
        <table:table-row table:style-name="ro1">
          <table:table-cell office:value-type="float" office:value="3.34275194217957" calcext:value-type="float">
            <text:p>3.34275194217957</text:p>
          </table:table-cell>
          <table:table-cell office:value-type="float" office:value="1420" calcext:value-type="float">
            <text:p>1420</text:p>
          </table:table-cell>
          <table:table-cell table:number-columns-repeated="1022"/>
        </table:table-row>
        <table:table-row table:style-name="ro1">
          <table:table-cell office:value-type="float" office:value="3.32702085527662" calcext:value-type="float">
            <text:p>3.32702085527662</text:p>
          </table:table-cell>
          <table:table-cell office:value-type="float" office:value="1490" calcext:value-type="float">
            <text:p>1490</text:p>
          </table:table-cell>
          <table:table-cell table:number-columns-repeated="1022"/>
        </table:table-row>
        <table:table-row table:style-name="ro1">
          <table:table-cell office:value-type="float" office:value="3.22491191084529" calcext:value-type="float">
            <text:p>3.22491191084529</text:p>
          </table:table-cell>
          <table:table-cell office:value-type="float" office:value="1490" calcext:value-type="float">
            <text:p>1490</text:p>
          </table:table-cell>
          <table:table-cell table:number-columns-repeated="1022"/>
        </table:table-row>
        <table:table-row table:style-name="ro1">
          <table:table-cell office:value-type="float" office:value="3.22782467217597" calcext:value-type="float">
            <text:p>3.22782467217597</text:p>
          </table:table-cell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office:value-type="float" office:value="4.0748292865265" calcext:value-type="float">
            <text:p>4.0748292865265</text:p>
          </table:table-cell>
          <table:table-cell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office:value-type="float" office:value="3.26060141942764" calcext:value-type="float">
            <text:p>3.26060141942764</text:p>
          </table:table-cell>
          <table:table-cell office:value-type="float" office:value="1480" calcext:value-type="float">
            <text:p>1480</text:p>
          </table:table-cell>
          <table:table-cell table:number-columns-repeated="1022"/>
        </table:table-row>
        <table:table-row table:style-name="ro1">
          <table:table-cell office:value-type="float" office:value="3.28845947432699" calcext:value-type="float">
            <text:p>3.28845947432699</text:p>
          </table:table-cell>
          <table:table-cell office:value-type="float" office:value="1480" calcext:value-type="float">
            <text:p>1480</text:p>
          </table:table-cell>
          <table:table-cell table:number-columns-repeated="1022"/>
        </table:table-row>
        <table:table-row table:style-name="ro1">
          <table:table-cell office:value-type="float" office:value="3.44420057488041" calcext:value-type="float">
            <text:p>3.44420057488041</text:p>
          </table:table-cell>
          <table:table-cell office:value-type="float" office:value="1480" calcext:value-type="float">
            <text:p>1480</text:p>
          </table:table-cell>
          <table:table-cell table:number-columns-repeated="1022"/>
        </table:table-row>
        <table:table-row table:style-name="ro1">
          <table:table-cell office:value-type="float" office:value="3.34947548010759" calcext:value-type="float">
            <text:p>3.34947548010759</text:p>
          </table:table-cell>
          <table:table-cell office:value-type="float" office:value="1480" calcext:value-type="float">
            <text:p>1480</text:p>
          </table:table-cell>
          <table:table-cell table:number-columns-repeated="1022"/>
        </table:table-row>
        <table:table-row table:style-name="ro1">
          <table:table-cell office:value-type="float" office:value="3.27295788334795" calcext:value-type="float">
            <text:p>3.27295788334795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>
          <table:table-cell office:value-type="float" office:value="3.30939702751435" calcext:value-type="float">
            <text:p>3.30939702751435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>
          <table:table-cell office:value-type="float" office:value="3.19135113859582" calcext:value-type="float">
            <text:p>3.19135113859582</text:p>
          </table:table-cell>
          <table:table-cell office:value-type="float" office:value="1570" calcext:value-type="float">
            <text:p>1570</text:p>
          </table:table-cell>
          <table:table-cell table:number-columns-repeated="1022"/>
        </table:table-row>
        <table:table-row table:style-name="ro1">
          <table:table-cell office:value-type="float" office:value="3.2339121440027" calcext:value-type="float">
            <text:p>3.2339121440027</text:p>
          </table:table-cell>
          <table:table-cell office:value-type="float" office:value="1570" calcext:value-type="float">
            <text:p>1570</text:p>
          </table:table-cell>
          <table:table-cell table:number-columns-repeated="1022"/>
        </table:table-row>
        <table:table-row table:style-name="ro1">
          <table:table-cell office:value-type="float" office:value="3.23272029001681" calcext:value-type="float">
            <text:p>3.23272029001681</text:p>
          </table:table-cell>
          <table:table-cell office:value-type="float" office:value="1670" calcext:value-type="float">
            <text:p>1670</text:p>
          </table:table-cell>
          <table:table-cell table:number-columns-repeated="1022"/>
        </table:table-row>
        <table:table-row table:style-name="ro1">
          <table:table-cell office:value-type="float" office:value="3.48694379252808" calcext:value-type="float">
            <text:p>3.48694379252808</text:p>
          </table:table-cell>
          <table:table-cell office:value-type="float" office:value="1670" calcext:value-type="float">
            <text:p>1670</text:p>
          </table:table-cell>
          <table:table-cell table:number-columns-repeated="1022"/>
        </table:table-row>
        <table:table-row table:style-name="ro1">
          <table:table-cell office:value-type="float" office:value="3.59269251312774" calcext:value-type="float">
            <text:p>3.59269251312774</text:p>
          </table:table-cell>
          <table:table-cell office:value-type="float" office:value="1620" calcext:value-type="float">
            <text:p>1620</text:p>
          </table:table-cell>
          <table:table-cell table:number-columns-repeated="1022"/>
        </table:table-row>
        <table:table-row table:style-name="ro1">
          <table:table-cell office:value-type="float" office:value="3.35427183983599" calcext:value-type="float">
            <text:p>3.35427183983599</text:p>
          </table:table-cell>
          <table:table-cell office:value-type="float" office:value="1640" calcext:value-type="float">
            <text:p>1640</text:p>
          </table:table-cell>
          <table:table-cell table:number-columns-repeated="1022"/>
        </table:table-row>
        <table:table-row table:style-name="ro1">
          <table:table-cell office:value-type="float" office:value="3.18953783869957" calcext:value-type="float">
            <text:p>3.18953783869957</text:p>
          </table:table-cell>
          <table:table-cell office:value-type="float" office:value="1640" calcext:value-type="float">
            <text:p>1640</text:p>
          </table:table-cell>
          <table:table-cell table:number-columns-repeated="1022"/>
        </table:table-row>
        <table:table-row table:style-name="ro1">
          <table:table-cell office:value-type="float" office:value="3.2207902845676" calcext:value-type="float">
            <text:p>3.2207902845676</text:p>
          </table:table-cell>
          <table:table-cell office:value-type="float" office:value="1710" calcext:value-type="float">
            <text:p>1710</text:p>
          </table:table-cell>
          <table:table-cell table:number-columns-repeated="1022"/>
        </table:table-row>
        <table:table-row table:style-name="ro1">
          <table:table-cell office:value-type="float" office:value="4.10328317526085" calcext:value-type="float">
            <text:p>4.10328317526085</text:p>
          </table:table-cell>
          <table:table-cell office:value-type="float" office:value="1710" calcext:value-type="float">
            <text:p>1710</text:p>
          </table:table-cell>
          <table:table-cell table:number-columns-repeated="1022"/>
        </table:table-row>
        <table:table-row table:style-name="ro1">
          <table:table-cell office:value-type="float" office:value="2.76872827214169" calcext:value-type="float">
            <text:p>2.76872827214169</text:p>
          </table:table-cell>
          <table:table-cell office:value-type="float" office:value="1710" calcext:value-type="float">
            <text:p>1710</text:p>
          </table:table-cell>
          <table:table-cell table:number-columns-repeated="1022"/>
        </table:table-row>
        <table:table-row table:style-name="ro1">
          <table:table-cell office:value-type="float" office:value="2.47108431624787" calcext:value-type="float">
            <text:p>2.47108431624787</text:p>
          </table:table-cell>
          <table:table-cell office:value-type="float" office:value="1710" calcext:value-type="float">
            <text:p>1710</text:p>
          </table:table-cell>
          <table:table-cell table:number-columns-repeated="1022"/>
        </table:table-row>
        <table:table-row table:style-name="ro1">
          <table:table-cell office:value-type="float" office:value="2.94413658734104" calcext:value-type="float">
            <text:p>2.94413658734104</text:p>
          </table:table-cell>
          <table:table-cell office:value-type="float" office:value="1710" calcext:value-type="float">
            <text:p>1710</text:p>
          </table:table-cell>
          <table:table-cell table:number-columns-repeated="1022"/>
        </table:table-row>
        <table:table-row table:style-name="ro1">
          <table:table-cell office:value-type="float" office:value="2.88168156124395" calcext:value-type="float">
            <text:p>2.88168156124395</text:p>
          </table:table-cell>
          <table:table-cell office:value-type="float" office:value="1750" calcext:value-type="float">
            <text:p>1750</text:p>
          </table:table-cell>
          <table:table-cell table:number-columns-repeated="1022"/>
        </table:table-row>
        <table:table-row table:style-name="ro1">
          <table:table-cell office:value-type="float" office:value="2.87231287023379" calcext:value-type="float">
            <text:p>2.87231287023379</text:p>
          </table:table-cell>
          <table:table-cell office:value-type="float" office:value="1750" calcext:value-type="float">
            <text:p>1750</text:p>
          </table:table-cell>
          <table:table-cell table:number-columns-repeated="1022"/>
        </table:table-row>
        <table:table-row table:style-name="ro1">
          <table:table-cell office:value-type="float" office:value="2.92297965949867" calcext:value-type="float">
            <text:p>2.92297965949867</text:p>
          </table:table-cell>
          <table:table-cell office:value-type="float" office:value="1800" calcext:value-type="float">
            <text:p>1800</text:p>
          </table:table-cell>
          <table:table-cell table:number-columns-repeated="1022"/>
        </table:table-row>
        <table:table-row table:style-name="ro1">
          <table:table-cell office:value-type="float" office:value="2.82168220776791" calcext:value-type="float">
            <text:p>2.82168220776791</text:p>
          </table:table-cell>
          <table:table-cell office:value-type="float" office:value="1800" calcext:value-type="float">
            <text:p>1800</text:p>
          </table:table-cell>
          <table:table-cell table:number-columns-repeated="1022"/>
        </table:table-row>
        <table:table-row table:style-name="ro1">
          <table:table-cell office:value-type="float" office:value="2.73647121195968" calcext:value-type="float">
            <text:p>2.73647121195968</text:p>
          </table:table-cell>
          <table:table-cell office:value-type="float" office:value="1780" calcext:value-type="float">
            <text:p>1780</text:p>
          </table:table-cell>
          <table:table-cell table:number-columns-repeated="1022"/>
        </table:table-row>
        <table:table-row table:style-name="ro1">
          <table:table-cell office:value-type="float" office:value="2.89422316107859" calcext:value-type="float">
            <text:p>2.89422316107859</text:p>
          </table:table-cell>
          <table:table-cell office:value-type="float" office:value="1780" calcext:value-type="float">
            <text:p>1780</text:p>
          </table:table-cell>
          <table:table-cell table:number-columns-repeated="1022"/>
        </table:table-row>
        <table:table-row table:style-name="ro1">
          <table:table-cell office:value-type="float" office:value="3.27928841708922" calcext:value-type="float">
            <text:p>3.27928841708922</text:p>
          </table:table-cell>
          <table:table-cell office:value-type="float" office:value="1810" calcext:value-type="float">
            <text:p>1810</text:p>
          </table:table-cell>
          <table:table-cell table:number-columns-repeated="1022"/>
        </table:table-row>
        <table:table-row table:style-name="ro1">
          <table:table-cell office:value-type="float" office:value="2.86111361792837" calcext:value-type="float">
            <text:p>2.86111361792837</text:p>
          </table:table-cell>
          <table:table-cell office:value-type="float" office:value="1810" calcext:value-type="float">
            <text:p>1810</text:p>
          </table:table-cell>
          <table:table-cell table:number-columns-repeated="1022"/>
        </table:table-row>
        <table:table-row table:style-name="ro1">
          <table:table-cell office:value-type="float" office:value="2.94995206326008" calcext:value-type="float">
            <text:p>2.94995206326008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11.1714377142857" calcext:value-type="float">
            <text:p>11.1714377142857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11.5142765714286" calcext:value-type="float">
            <text:p>11.5142765714286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float" office:value="3.34490833040021" calcext:value-type="float">
            <text:p>3.34490833040021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float" office:value="12.0571428571429" calcext:value-type="float">
            <text:p>12.0571428571429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12.4285805714286" calcext:value-type="float">
            <text:p>12.4285805714286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12.4571428571429" calcext:value-type="float">
            <text:p>12.4571428571429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12.5142857142857" calcext:value-type="float">
            <text:p>12.5142857142857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11.9142948571429" calcext:value-type="float">
            <text:p>11.9142948571429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float" office:value="11.1142765714286" calcext:value-type="float">
            <text:p>11.1142765714286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float" office:value="10.4285622857143" calcext:value-type="float">
            <text:p>10.4285622857143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9.71428571428571" calcext:value-type="float">
            <text:p>9.71428571428571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8.97142857142857" calcext:value-type="float">
            <text:p>8.97142857142857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8.57142857142857" calcext:value-type="float">
            <text:p>8.57142857142857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8.02858057142857" calcext:value-type="float">
            <text:p>8.02858057142857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7.57141942857143" calcext:value-type="float">
            <text:p>7.57141942857143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7.08571428571429" calcext:value-type="float">
            <text:p>7.08571428571429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6.68571428571429" calcext:value-type="float">
            <text:p>6.68571428571429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6.05714285714286" calcext:value-type="float">
            <text:p>6.05714285714286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5.80000914285714" calcext:value-type="float">
            <text:p>5.80000914285714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1.67716808451019" calcext:value-type="float">
            <text:p>1.67716808451019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1.2738451833425" calcext:value-type="float">
            <text:p>1.2738451833425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1.21456125277453" calcext:value-type="float">
            <text:p>1.21456125277453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4.88572342857143" calcext:value-type="float">
            <text:p>4.88572342857143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1.69130555537986" calcext:value-type="float">
            <text:p>1.69130555537986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1.24658914234256" calcext:value-type="float">
            <text:p>1.24658914234256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1.12443035555798" calcext:value-type="float">
            <text:p>1.12443035555798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1.04671841720443" calcext:value-type="float">
            <text:p>1.04671841720443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1.60143974509837" calcext:value-type="float">
            <text:p>1.60143974509837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1.23673209943876" calcext:value-type="float">
            <text:p>1.23673209943876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1.40779609493525" calcext:value-type="float">
            <text:p>1.40779609493525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1.59387566156901" calcext:value-type="float">
            <text:p>1.59387566156901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1.25935096338949" calcext:value-type="float">
            <text:p>1.25935096338949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1.50435191280937" calcext:value-type="float">
            <text:p>1.50435191280937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1.47531512790122" calcext:value-type="float">
            <text:p>1.47531512790122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1.38688746803834" calcext:value-type="float">
            <text:p>1.38688746803834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1.34293306777458" calcext:value-type="float">
            <text:p>1.34293306777458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1.30001504544738" calcext:value-type="float">
            <text:p>1.30001504544738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1.27144405769933" calcext:value-type="float">
            <text:p>1.27144405769933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1.19304731418447" calcext:value-type="float">
            <text:p>1.19304731418447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1.16483110101168" calcext:value-type="float">
            <text:p>1.16483110101168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1.10058411950553" calcext:value-type="float">
            <text:p>1.10058411950553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1.08592573128992" calcext:value-type="float">
            <text:p>1.08592573128992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1.06437470004367" calcext:value-type="float">
            <text:p>1.06437470004367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1.00717048797469" calcext:value-type="float">
            <text:p>1.00717048797469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978812800293274" calcext:value-type="float">
            <text:p>0.978812800293274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949997714285714" calcext:value-type="float">
            <text:p>0.949997714285714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921453962001447" calcext:value-type="float">
            <text:p>0.921453962001447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914397332473121" calcext:value-type="float">
            <text:p>0.914397332473121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885829504027377" calcext:value-type="float">
            <text:p>0.885829504027377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864396875998473" calcext:value-type="float">
            <text:p>0.864396875998473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0.842882856766113" calcext:value-type="float">
            <text:p>0.842882856766113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0.849997714285714" calcext:value-type="float">
            <text:p>0.849997714285714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814321633309039" calcext:value-type="float">
            <text:p>0.814321633309039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821710311934759" calcext:value-type="float">
            <text:p>0.821710311934759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800027275071371" calcext:value-type="float">
            <text:p>0.800027275071371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801147136731997" calcext:value-type="float">
            <text:p>0.801147136731997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793148950165151" calcext:value-type="float">
            <text:p>0.793148950165151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764821686585194" calcext:value-type="float">
            <text:p>0.764821686585194</text:p>
          </table:table-cell>
          <table:table-cell office:value-type="float" office:value="1840" calcext:value-type="float">
            <text:p>1840</text:p>
          </table:table-cell>
          <table:table-cell table:number-columns-repeated="1022"/>
        </table:table-row>
        <table:table-row table:style-name="ro1">
          <table:table-cell office:value-type="float" office:value="0.757441655371824" calcext:value-type="float">
            <text:p>0.757441655371824</text:p>
          </table:table-cell>
          <table:table-cell office:value-type="float" office:value="1840" calcext:value-type="float">
            <text:p>1840</text:p>
          </table:table-cell>
          <table:table-cell table:number-columns-repeated="1022"/>
        </table:table-row>
        <table:table-row table:style-name="ro1">
          <table:table-cell office:value-type="float" office:value="0.750546521989497" calcext:value-type="float">
            <text:p>0.750546521989497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float" office:value="0.751662690314245" calcext:value-type="float">
            <text:p>0.751662690314245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float" office:value="0.745047233143001" calcext:value-type="float">
            <text:p>0.745047233143001</text:p>
          </table:table-cell>
          <table:table-cell office:value-type="float" office:value="1810" calcext:value-type="float">
            <text:p>1810</text:p>
          </table:table-cell>
          <table:table-cell table:number-columns-repeated="1022"/>
        </table:table-row>
        <table:table-row table:style-name="ro1">
          <table:table-cell office:value-type="float" office:value="0.737932721910974" calcext:value-type="float">
            <text:p>0.737932721910974</text:p>
          </table:table-cell>
          <table:table-cell office:value-type="float" office:value="1810" calcext:value-type="float">
            <text:p>1810</text:p>
          </table:table-cell>
          <table:table-cell table:number-columns-repeated="1022"/>
        </table:table-row>
        <table:table-row table:style-name="ro1">
          <table:table-cell office:value-type="float" office:value="0.73852437543269" calcext:value-type="float">
            <text:p>0.73852437543269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723690485203362" calcext:value-type="float">
            <text:p>0.723690485203362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724289399825168" calcext:value-type="float">
            <text:p>0.724289399825168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float" office:value="0.711506410076593" calcext:value-type="float">
            <text:p>0.711506410076593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float" office:value="0.710743364808125" calcext:value-type="float">
            <text:p>0.710743364808125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0.710056646206168" calcext:value-type="float">
            <text:p>0.710056646206168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0.703639309286529" calcext:value-type="float">
            <text:p>0.703639309286529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702945697092759" calcext:value-type="float">
            <text:p>0.702945697092759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695830802801711" calcext:value-type="float">
            <text:p>0.695830802801711</text:p>
          </table:table-cell>
          <table:table-cell office:value-type="float" office:value="1810" calcext:value-type="float">
            <text:p>1810</text:p>
          </table:table-cell>
          <table:table-cell table:number-columns-repeated="1022"/>
        </table:table-row>
        <table:table-row table:style-name="ro1">
          <table:table-cell office:value-type="float" office:value="0.675226607530677" calcext:value-type="float">
            <text:p>0.675226607530677</text:p>
          </table:table-cell>
          <table:table-cell office:value-type="float" office:value="1810" calcext:value-type="float">
            <text:p>1810</text:p>
          </table:table-cell>
          <table:table-cell table:number-columns-repeated="1022"/>
        </table:table-row>
        <table:table-row table:style-name="ro1">
          <table:table-cell office:value-type="float" office:value="0.674508159495827" calcext:value-type="float">
            <text:p>0.674508159495827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682332434509509" calcext:value-type="float">
            <text:p>0.682332434509509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67521715327955" calcext:value-type="float">
            <text:p>0.67521715327955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668919079351157" calcext:value-type="float">
            <text:p>0.668919079351157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675208061722837" calcext:value-type="float">
            <text:p>0.675208061722837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676006194906526" calcext:value-type="float">
            <text:p>0.676006194906526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676878453537522" calcext:value-type="float">
            <text:p>0.676878453537522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668117807066621" calcext:value-type="float">
            <text:p>0.668117807066621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675221699058425" calcext:value-type="float">
            <text:p>0.675221699058425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676009938344043" calcext:value-type="float">
            <text:p>0.676009938344043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683107162844027" calcext:value-type="float">
            <text:p>0.683107162844027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0.681616565896225" calcext:value-type="float">
            <text:p>0.681616565896225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683112492653252" calcext:value-type="float">
            <text:p>0.683112492653252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668918273896973" calcext:value-type="float">
            <text:p>0.668918273896973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675217153279549" calcext:value-type="float">
            <text:p>0.675217153279549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674499058258673" calcext:value-type="float">
            <text:p>0.674499058258673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695207089988036" calcext:value-type="float">
            <text:p>0.695207089988036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199990857142858" calcext:value-type="float">
            <text:p>0.199990857142858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2.55440748511606" calcext:value-type="float">
            <text:p>2.55440748511606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723690485203362" calcext:value-type="float">
            <text:p>0.723690485203362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717848144933857" calcext:value-type="float">
            <text:p>0.717848144933857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691982293101758" calcext:value-type="float">
            <text:p>0.691982293101758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727377127589539" calcext:value-type="float">
            <text:p>0.727377127589539</text:p>
          </table:table-cell>
          <table:table-cell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office:value-type="float" office:value="0.71418050654496" calcext:value-type="float">
            <text:p>0.71418050654496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707102902219691" calcext:value-type="float">
            <text:p>0.707102902219691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709268459008294" calcext:value-type="float">
            <text:p>0.709268459008294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704678117326179" calcext:value-type="float">
            <text:p>0.704678117326179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0.689343325535548" calcext:value-type="float">
            <text:p>0.689343325535548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0.692016963378258" calcext:value-type="float">
            <text:p>0.692016963378258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679927979394696" calcext:value-type="float">
            <text:p>0.679927979394696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675299165790652" calcext:value-type="float">
            <text:p>0.675299165790652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0.658544344067292" calcext:value-type="float">
            <text:p>0.658544344067292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0.662709343128183" calcext:value-type="float">
            <text:p>0.662709343128183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float" office:value="0.656601739952315" calcext:value-type="float">
            <text:p>0.656601739952315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float" office:value="0.612159856424874" calcext:value-type="float">
            <text:p>0.612159856424874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643520280296066" calcext:value-type="float">
            <text:p>0.643520280296066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607138689082836" calcext:value-type="float">
            <text:p>0.607138689082836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0.620241954131858" calcext:value-type="float">
            <text:p>0.620241954131858</text:p>
          </table:table-cell>
          <table:table-cell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office:value-type="float" office:value="0.590969580424217" calcext:value-type="float">
            <text:p>0.590969580424217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587835934449852" calcext:value-type="float">
            <text:p>0.587835934449852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586797423607716" calcext:value-type="float">
            <text:p>0.586797423607716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585892906607286" calcext:value-type="float">
            <text:p>0.585892906607286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564278857153273" calcext:value-type="float">
            <text:p>0.564278857153273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0.550039464323076" calcext:value-type="float">
            <text:p>0.550039464323076</text:p>
          </table:table-cell>
          <table:table-cell office:value-type="float" office:value="1870" calcext:value-type="float">
            <text:p>1870</text:p>
          </table:table-cell>
          <table:table-cell table:number-columns-repeated="1022"/>
        </table:table-row>
        <table:table-row table:style-name="ro1">
          <table:table-cell office:value-type="float" office:value="0.578974970420614" calcext:value-type="float">
            <text:p>0.578974970420614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85888420112184" calcext:value-type="float">
            <text:p>0.585888420112184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85705142857143" calcext:value-type="float">
            <text:p>0.585705142857143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578622361115624" calcext:value-type="float">
            <text:p>0.578622361115624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57160257352729" calcext:value-type="float">
            <text:p>0.57160257352729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578745511735054" calcext:value-type="float">
            <text:p>0.578745511735054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543275342694735" calcext:value-type="float">
            <text:p>0.543275342694735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550414997427377" calcext:value-type="float">
            <text:p>0.550414997427377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56469015524781" calcext:value-type="float">
            <text:p>0.56469015524781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529781487531974" calcext:value-type="float">
            <text:p>0.529781487531974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523817961843032" calcext:value-type="float">
            <text:p>0.523817961843032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551669777017123" calcext:value-type="float">
            <text:p>0.551669777017123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537428115748573" calcext:value-type="float">
            <text:p>0.537428115748573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float" office:value="0.551669510653631" calcext:value-type="float">
            <text:p>0.551669510653631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22657385794041" calcext:value-type="float">
            <text:p>0.522657385794041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29767804453142" calcext:value-type="float">
            <text:p>0.529767804453142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34374935275576" calcext:value-type="float">
            <text:p>0.534374935275576</text:p>
          </table:table-cell>
          <table:table-cell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office:value-type="float" office:value="0.516714992714236" calcext:value-type="float">
            <text:p>0.516714992714236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524543650104215" calcext:value-type="float">
            <text:p>0.524543650104215</text:p>
          </table:table-cell>
          <table:table-cell office:value-type="float" office:value="1910" calcext:value-type="float">
            <text:p>1910</text:p>
          </table:table-cell>
          <table:table-cell table:number-columns-repeated="1022"/>
        </table:table-row>
        <table:table-row table:style-name="ro1">
          <table:table-cell office:value-type="float" office:value="0.512150440276993" calcext:value-type="float">
            <text:p>0.512150440276993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0.548509892420011" calcext:value-type="float">
            <text:p>0.548509892420011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0.513196242873612" calcext:value-type="float">
            <text:p>0.513196242873612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24984462379991" calcext:value-type="float">
            <text:p>0.524984462379991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539559502890864" calcext:value-type="float">
            <text:p>0.539559502890864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511195062465376" calcext:value-type="float">
            <text:p>0.511195062465376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0.497391153101534" calcext:value-type="float">
            <text:p>0.497391153101534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0.524985348684191" calcext:value-type="float">
            <text:p>0.524985348684191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05080636138227" calcext:value-type="float">
            <text:p>0.505080636138227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514328553817023" calcext:value-type="float">
            <text:p>0.514328553817023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483870129319167" calcext:value-type="float">
            <text:p>0.483870129319167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465161652838921" calcext:value-type="float">
            <text:p>0.465161652838921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508549774825053" calcext:value-type="float">
            <text:p>0.508549774825053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436657041029703" calcext:value-type="float">
            <text:p>0.436657041029703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45051676455939" calcext:value-type="float">
            <text:p>0.45051676455939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423599868962228" calcext:value-type="float">
            <text:p>0.423599868962228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407203323877216" calcext:value-type="float">
            <text:p>0.407203323877216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443370706851916" calcext:value-type="float">
            <text:p>0.443370706851916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437815001487139" calcext:value-type="float">
            <text:p>0.437815001487139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40769934908269" calcext:value-type="float">
            <text:p>0.40769934908269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399995428630205" calcext:value-type="float">
            <text:p>0.399995428630205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414834965981039" calcext:value-type="float">
            <text:p>0.414834965981039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1">
          <table:table-cell office:value-type="float" office:value="0.428566857142857" calcext:value-type="float">
            <text:p>0.428566857142857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0.421970905294357" calcext:value-type="float">
            <text:p>0.421970905294357</text:p>
          </table:table-cell>
          <table:table-cell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office:value-type="float" office:value="0.407708479306737" calcext:value-type="float">
            <text:p>0.407708479306737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407708839708147" calcext:value-type="float">
            <text:p>0.407708839708147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421665715391146" calcext:value-type="float">
            <text:p>0.421665715391146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423056015049293" calcext:value-type="float">
            <text:p>0.423056015049293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385718857158095" calcext:value-type="float">
            <text:p>0.385718857158095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414351896223094" calcext:value-type="float">
            <text:p>0.414351896223094</text:p>
          </table:table-cell>
          <table:table-cell office:value-type="float" office:value="1920" calcext:value-type="float">
            <text:p>1920</text:p>
          </table:table-cell>
          <table:table-cell table:number-columns-repeated="1022"/>
        </table:table-row>
        <table:table-row table:style-name="ro1">
          <table:table-cell office:value-type="float" office:value="0.392919828778319" calcext:value-type="float">
            <text:p>0.392919828778319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93897179179479" calcext:value-type="float">
            <text:p>0.393897179179479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435941711216216" calcext:value-type="float">
            <text:p>0.435941711216216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465826156617882" calcext:value-type="float">
            <text:p>0.465826156617882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38399338855703" calcext:value-type="float">
            <text:p>0.38399338855703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7863656583859" calcext:value-type="float">
            <text:p>0.37863656583859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85785094099112" calcext:value-type="float">
            <text:p>0.385785094099112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71497224426251" calcext:value-type="float">
            <text:p>0.371497224426251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78641007117587" calcext:value-type="float">
            <text:p>0.378641007117587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67699122800705" calcext:value-type="float">
            <text:p>0.367699122800705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71437714301538" calcext:value-type="float">
            <text:p>0.371437714301538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71501860936367" calcext:value-type="float">
            <text:p>0.371501860936367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50079781069215" calcext:value-type="float">
            <text:p>0.350079781069215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364913140357023" calcext:value-type="float">
            <text:p>0.364913140357023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371707938950099" calcext:value-type="float">
            <text:p>0.371707938950099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72045992344923" calcext:value-type="float">
            <text:p>0.372045992344923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64362568989982" calcext:value-type="float">
            <text:p>0.364362568989982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57428502913777" calcext:value-type="float">
            <text:p>0.357428502913777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5029846176199" calcext:value-type="float">
            <text:p>0.35029846176199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43154537693906" calcext:value-type="float">
            <text:p>0.343154537693906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57218894799299" calcext:value-type="float">
            <text:p>0.357218894799299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50070500225545" calcext:value-type="float">
            <text:p>0.350070500225545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57209753771349" calcext:value-type="float">
            <text:p>0.357209753771349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35028904684129" calcext:value-type="float">
            <text:p>0.35028904684129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351824028444648" calcext:value-type="float">
            <text:p>0.351824028444648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36011443054901" calcext:value-type="float">
            <text:p>0.336011443054901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66043378901842" calcext:value-type="float">
            <text:p>0.366043378901842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64913140357023" calcext:value-type="float">
            <text:p>0.364913140357023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35707428588937" calcext:value-type="float">
            <text:p>0.335707428588937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57218894799299" calcext:value-type="float">
            <text:p>0.357218894799299</text:p>
          </table:table-cell>
          <table:table-cell office:value-type="float" office:value="1940" calcext:value-type="float">
            <text:p>1940</text:p>
          </table:table-cell>
          <table:table-cell table:number-columns-repeated="1022"/>
        </table:table-row>
        <table:table-row table:style-name="ro1">
          <table:table-cell office:value-type="float" office:value="0.342922374870668" calcext:value-type="float">
            <text:p>0.342922374870668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6139304187648" calcext:value-type="float">
            <text:p>0.36139304187648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30501560792387" calcext:value-type="float">
            <text:p>0.330501560792387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1557253456962" calcext:value-type="float">
            <text:p>0.31557253456962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2980726600033" calcext:value-type="float">
            <text:p>0.32980726600033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3570285721289" calcext:value-type="float">
            <text:p>0.33570285721289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35707428588937" calcext:value-type="float">
            <text:p>0.335707428588937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35797169177697" calcext:value-type="float">
            <text:p>0.335797169177697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21748361595499" calcext:value-type="float">
            <text:p>0.321748361595499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51166708492286" calcext:value-type="float">
            <text:p>0.351166708492286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36925523179524" calcext:value-type="float">
            <text:p>0.336925523179524</text:p>
          </table:table-cell>
          <table:table-cell office:value-type="float" office:value="2040" calcext:value-type="float">
            <text:p>2040</text:p>
          </table:table-cell>
          <table:table-cell table:number-columns-repeated="1022"/>
        </table:table-row>
        <table:table-row table:style-name="ro1">
          <table:table-cell office:value-type="float" office:value="0.321510186473976" calcext:value-type="float">
            <text:p>0.321510186473976</text:p>
          </table:table-cell>
          <table:table-cell office:value-type="float" office:value="2040" calcext:value-type="float">
            <text:p>2040</text:p>
          </table:table-cell>
          <table:table-cell table:number-columns-repeated="1022"/>
        </table:table-row>
        <table:table-row table:style-name="ro1">
          <table:table-cell office:value-type="float" office:value="0.321739075496571" calcext:value-type="float">
            <text:p>0.321739075496571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28566857160746" calcext:value-type="float">
            <text:p>0.328566857160746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293646907304452" calcext:value-type="float">
            <text:p>0.293646907304452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278573714306813" calcext:value-type="float">
            <text:p>0.278573714306813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285799044616446" calcext:value-type="float">
            <text:p>0.285799044616446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300768892260337" calcext:value-type="float">
            <text:p>0.300768892260337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float" office:value="0.295029628442256" calcext:value-type="float">
            <text:p>0.295029628442256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2981602791117" calcext:value-type="float">
            <text:p>0.32981602791117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15019947571319" calcext:value-type="float">
            <text:p>0.315019947571319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35792452944812" calcext:value-type="float">
            <text:p>0.335792452944812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21505692351676" calcext:value-type="float">
            <text:p>0.321505692351676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21747904924946" calcext:value-type="float">
            <text:p>0.321747904924946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35792598784136" calcext:value-type="float">
            <text:p>0.335792598784136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00335431560739" calcext:value-type="float">
            <text:p>0.300335431560739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14610273975759" calcext:value-type="float">
            <text:p>0.314610273975759</text:p>
          </table:table-cell>
          <table:table-cell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office:value-type="float" office:value="0.314610273975759" calcext:value-type="float">
            <text:p>0.314610273975759</text:p>
          </table:table-cell>
          <table:table-cell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office:value-type="float" office:value="0.321430857142857" calcext:value-type="float">
            <text:p>0.321430857142857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21421714304001" calcext:value-type="float">
            <text:p>0.321421714304001</text:p>
          </table:table-cell>
          <table:table-cell office:value-type="float" office:value="1960" calcext:value-type="float">
            <text:p>1960</text:p>
          </table:table-cell>
          <table:table-cell table:number-columns-repeated="1022"/>
        </table:table-row>
        <table:table-row table:style-name="ro1">
          <table:table-cell office:value-type="float" office:value="0.321421714304001" calcext:value-type="float">
            <text:p>0.321421714304001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00335594676274" calcext:value-type="float">
            <text:p>0.300335594676274</text:p>
          </table:table-cell>
          <table:table-cell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office:value-type="float" office:value="0.314357706175365" calcext:value-type="float">
            <text:p>0.314357706175365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22697507961261" calcext:value-type="float">
            <text:p>0.322697507961261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29274229784233" calcext:value-type="float">
            <text:p>0.329274229784233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14610273975759" calcext:value-type="float">
            <text:p>0.314610273975759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1">
          <table:table-cell office:value-type="float" office:value="0.32980696893913" calcext:value-type="float">
            <text:p>0.32980696893913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330502301732947" calcext:value-type="float">
            <text:p>0.330502301732947</text:p>
          </table:table-cell>
          <table:table-cell office:value-type="float" office:value="1980" calcext:value-type="float">
            <text:p>1980</text:p>
          </table:table-cell>
          <table:table-cell table:number-columns-repeated="1022"/>
        </table:table-row>
        <table:table-row table:style-name="ro1">
          <table:table-cell office:value-type="float" office:value="0.328658175013592" calcext:value-type="float">
            <text:p>0.328658175013592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21748209335518" calcext:value-type="float">
            <text:p>0.321748209335518</text:p>
          </table:table-cell>
          <table:table-cell office:value-type="float" office:value="1970" calcext:value-type="float">
            <text:p>1970</text:p>
          </table:table-cell>
          <table:table-cell table:number-columns-repeated="1022"/>
        </table:table-row>
        <table:table-row table:style-name="ro1">
          <table:table-cell office:value-type="float" office:value="0.322139784599095" calcext:value-type="float">
            <text:p>0.322139784599095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gl" style:display-name="PageStyle_ag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3T01:58:23.049113890</dc:date>
    <meta:editing-cycles>4</meta:editing-cycles>
    <meta:editing-duration>PT11M45S</meta:editing-duration>
    <meta:generator>LibreOffice/6.4.6.2$Linux_X86_64 LibreOffice_project/40$Build-2</meta:generator>
    <meta:document-statistic meta:table-count="1" meta:cell-count="8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148cm" svg:y="3.952cm" style:legend-expansion="high" chart:style-name="ch3"/>
        <chart:plot-area chart:style-name="ch4" table:cell-range-address="agl.H4:agl.J19" chart:data-source-has-labels="row" svg:x="0.32cm" svg:y="0.18cm" svg:width="12.508cm" svg:height="8.64cm">
          <chartooo:coordinate-region svg:x="1.788cm" svg:y="0.379cm" svg:width="10.66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gl.I5:agl.I19" chart:label-cell-address="agl.I4:agl.I4" chart:class="chart:scatter">
            <chart:domain table:cell-range-address="agl.H5:agl.H19"/>
            <chart:data-point chart:repeated="15"/>
          </chart:series>
          <chart:series chart:style-name="ch9" chart:values-cell-range-address="agl.J4:agl.J19" chart:class="chart:scatter">
            <chart:domain table:cell-range-address="agl.H4:agl.H1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xlpermm</text:p>
                <draw:g>
                  <svg:desc>agl.I4:agl.I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gl.H5:agl.H19</svg:desc>
                </draw:g>
              </table:table-cell>
              <table:table-cell office:value-type="float" office:value="24.2083333333333">
                <text:p>24.2083333333333</text:p>
                <draw:g>
                  <svg:desc>agl.I5:agl.I19</svg:desc>
                </draw:g>
              </table:table-cell>
              <table:table-cell office:value-type="float" office:value="NaN">
                <text:p>NaN</text:p>
                <draw:g>
                  <svg:desc>agl.H4:agl.H19</svg:desc>
                </draw:g>
              </table:table-cell>
              <table:table-cell office:value-type="float" office:value="NaN">
                <text:p>NaN</text:p>
                <draw:g>
                  <svg:desc>agl.J4:agl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20">
                <text:p>20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40">
                <text:p>40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5.5">
                <text:p>5.5</text:p>
              </table:table-cell>
              <table:table-cell office:value-type="float" office:value="90">
                <text:p>90</text:p>
              </table:table-cell>
              <table:table-cell office:value-type="float" office:value="5.78888889">
                <text:p>5.7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110">
                <text:p>110</text:p>
              </table:table-cell>
              <table:table-cell office:value-type="float" office:value="4.73636364">
                <text:p>4.7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4.25">
                <text:p>4.25</text:p>
              </table:table-cell>
              <table:table-cell office:value-type="float" office:value="130">
                <text:p>130</text:p>
              </table:table-cell>
              <table:table-cell office:value-type="float" office:value="4.00769231">
                <text:p>4.0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">
                <text:p>170</text:p>
              </table:table-cell>
              <table:table-cell office:value-type="float" office:value="3.875">
                <text:p>3.875</text:p>
              </table:table-cell>
              <table:table-cell office:value-type="float" office:value="150">
                <text:p>150</text:p>
              </table:table-cell>
              <table:table-cell office:value-type="float" office:value="3.47333333">
                <text:p>3.47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">
                <text:p>190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70">
                <text:p>170</text:p>
              </table:table-cell>
              <table:table-cell office:value-type="float" office:value="3.06470588">
                <text:p>3.06470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.2525">
                <text:p>2.2525</text:p>
              </table:table-cell>
              <table:table-cell office:value-type="float" office:value="190">
                <text:p>190</text:p>
              </table:table-cell>
              <table:table-cell office:value-type="float" office:value="2.74210526">
                <text:p>2.7421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1.346">
                <text:p>1.346</text:p>
              </table:table-cell>
              <table:table-cell office:value-type="float" office:value="200">
                <text:p>200</text:p>
              </table:table-cell>
              <table:table-cell office:value-type="float" office:value="2.605">
                <text:p>2.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8928">
                <text:p>0.8928</text:p>
              </table:table-cell>
              <table:table-cell office:value-type="float" office:value="400">
                <text:p>400</text:p>
              </table:table-cell>
              <table:table-cell office:value-type="float" office:value="1.3025">
                <text:p>1.3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0.7071">
                <text:p>0.7071</text:p>
              </table:table-cell>
              <table:table-cell office:value-type="float" office:value="600">
                <text:p>600</text:p>
              </table:table-cell>
              <table:table-cell office:value-type="float" office:value="0.86833333">
                <text:p>0.868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6389">
                <text:p>0.6389</text:p>
              </table:table-cell>
              <table:table-cell office:value-type="float" office:value="800">
                <text:p>800</text:p>
              </table:table-cell>
              <table:table-cell office:value-type="float" office:value="0.65125">
                <text:p>0.65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000">
                <text:p>1000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447619047619048">
                <text:p>0.447619047619048</text:p>
              </table:table-cell>
              <table:table-cell office:value-type="float" office:value="1500">
                <text:p>1500</text:p>
              </table:table-cell>
              <table:table-cell office:value-type="float" office:value="0.34733333">
                <text:p>0.347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0.2605">
                <text:p>0.2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